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Verdana, sans-serif"/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orphans="0" fo:widows="0"/>
      <style:text-properties style:font-name="Calibri" fo:language="pt" fo:country="PT" style:font-name-complex="Calibri2"/>
    </style:style>
    <style:style style:name="P3" style:family="paragraph" style:parent-style-name="Standard">
      <style:paragraph-properties fo:orphans="0" fo:widows="0"/>
      <style:text-properties style:font-name="Calibri" fo:language="pt" fo:country="PT" fo:font-weight="bold" style:font-weight-asian="bold" style:font-name-complex="Calibri2"/>
    </style:style>
    <style:style style:name="P4" style:family="paragraph" style:parent-style-name="Standard">
      <style:paragraph-properties fo:orphans="0" fo:widows="0"/>
      <style:text-properties style:font-name="Calibri" fo:language="pt" fo:country="PT" fo:font-weight="bold" style:font-weight-asian="bold" style:font-name-complex="Calibri2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0000" fo:font-size="14pt" style:text-underline-style="solid" style:text-underline-width="auto" style:text-underline-color="font-color" style:font-size-asian="14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9.75pt" fo:letter-spacing="normal" fo:font-style="normal" fo:font-weight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9.75pt" fo:letter-spacing="normal" fo:font-style="normal" fo:font-weight="normal" style:font-name-complex="Arial2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9.75pt" fo:letter-spacing="normal" fo:font-style="normal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9.75pt" fo:letter-spacing="normal" fo:font-style="normal" fo:font-weight="bold" style:font-weight-asian="bold" style:font-name-complex="Arial2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707070" style:font-name="Arial1" fo:font-size="9.75pt" fo:letter-spacing="normal" fo:font-style="normal" fo:font-weight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text-properties fo:font-weight="bold" style:font-weight-asian="bold" style:font-name-complex="Arial2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color="#00000a" style:text-underline-style="none" fo:font-weight="bold" style:font-weight-asian="bold" style:font-weight-complex="bold"/>
    </style:style>
    <style:style style:name="P22" style:family="paragraph" style:parent-style-name="Standard">
      <style:text-properties fo:color="#00000a" fo:font-weight="normal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fo:letter-spacing="normal"/>
    </style:style>
    <style:style style:name="P24" style:family="paragraph" style:parent-style-name="Standard">
      <style:text-properties fo:font-variant="normal" fo:text-transform="none" fo:color="#000000" fo:font-size="14pt" fo:letter-spacing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Calibri" fo:language="pt" fo:country="PT" fo:font-weight="bold" style:font-weight-asian="bold" style:font-name-complex="Calibri2"/>
    </style:style>
    <style:style style:name="P26" style:family="paragraph" style:parent-style-name="Standard">
      <style:paragraph-properties fo:orphans="0" fo:widows="0"/>
      <style:text-properties style:font-name="Calibri" fo:language="pt" fo:country="PT" fo:font-weight="bold" style:font-weight-asian="bold" style:font-name-complex="Calibri2" style:font-weight-complex="bold"/>
    </style:style>
    <style:style style:name="P27" style:family="paragraph" style:parent-style-name="Standard">
      <style:paragraph-properties fo:orphans="0" fo:widows="0"/>
      <style:text-properties style:font-name="Calibri" fo:language="pt" fo:country="PT" style:font-name-complex="Calibri2"/>
    </style:style>
    <style:style style:name="P28" style:family="paragraph" style:parent-style-name="Standard">
      <style:paragraph-properties fo:orphans="0" fo:widows="0"/>
      <style:text-properties style:font-name="Calibri" fo:font-weight="bold" style:font-weight-asian="bold" style:font-name-complex="Calibri2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9.75pt" fo:letter-spacing="normal" fo:font-style="normal" fo:font-weight="bold" style:font-weight-asian="bold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9.75pt" fo:letter-spacing="normal" fo:font-style="normal" fo:font-weight="bold" style:font-weight-asian="bold" style:font-name-complex="Arial2" style:font-weight-complex="bold"/>
    </style:style>
    <style:style style:name="T1" style:family="text">
      <style:text-properties style:font-name-complex="Arial2"/>
    </style:style>
    <style:style style:name="T2" style:family="text">
      <style:text-properties fo:color="#00000a"/>
    </style:style>
    <style:style style:name="T3" style:family="text">
      <style:text-properties fo:color="#00000a" style:text-underline-style="none"/>
    </style:style>
    <style:style style:name="T4" style:family="text">
      <style:text-properties fo:color="#00000a" style:text-underline-style="none" fo:font-weight="bold" style:font-weight-asian="bold" style:font-weight-complex="bold"/>
    </style:style>
    <style:style style:name="T5" style:family="text">
      <style:text-properties fo:color="#00000a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0a" fo:font-weight="bold" style:font-weight-asian="bold" style:font-weight-complex="bold"/>
    </style:style>
    <style:style style:name="T7" style:family="text">
      <style:text-properties fo:color="#00000a" fo:font-weight="normal" style:font-weight-asian="normal" style:font-weight-complex="normal"/>
    </style:style>
    <style:style style:name="T8" style:family="text">
      <style:text-properties fo:color="#00000a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a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a" style:font-name="Calibri1" fo:font-size="11pt" fo:language="zxx" fo:country="none" style:font-name-asian="Calibri1" style:font-size-asian="11pt" style:font-name-complex="Calibri1" style:font-size-complex="11pt"/>
    </style:style>
    <style:style style:name="T11" style:family="text">
      <style:text-properties fo:color="#00000a" style:font-name="Calibri1" fo:font-size="11pt" fo:language="zxx" fo:country="none" fo:font-style="normal" style:font-name-asian="Calibri1" style:font-size-asian="11pt" style:font-style-asian="normal" style:font-name-complex="Calibri1" style:font-size-complex="11pt" style:font-style-complex="normal"/>
    </style:style>
    <style:style style:name="T12" style:family="text">
      <style:text-properties fo:color="#00000a" style:font-name="Calibri1" fo:font-size="11pt" fo:language="zxx" fo:country="none" fo:font-weight="bold" style:font-name-asian="Calibri1" style:font-size-asian="11pt" style:font-weight-asian="bold" style:font-name-complex="Calibri1" style:font-size-complex="11pt" style:font-weight-complex="bold"/>
    </style:style>
    <style:style style:name="T13" style:family="text">
      <style:text-properties fo:font-variant="normal" fo:text-transform="none" fo:color="#707070" style:font-name="Arial1" fo:font-size="9.75pt" fo:letter-spacing="normal" fo:font-style="normal" fo:font-weight="normal"/>
    </style:style>
    <style:style style:name="T14" style:family="text">
      <style:text-properties fo:font-variant="normal" fo:text-transform="none" style:font-name="Arial1" fo:font-size="9.7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style:font-name="Arial1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7" style:family="text">
      <style:text-properties fo:font-variant="normal" fo:text-transform="none" fo:color="#000000" style:font-name="Arial1" fo:font-size="9.75pt" fo:letter-spacing="normal" fo:font-style="normal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name-complex="Arial2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66cc" style:text-underline-style="solid" style:text-underline-width="auto" style:text-underline-color="font-color"/>
    </style:style>
    <style:style style:name="T24" style:family="text">
      <style:text-properties fo:color="#000080"/>
    </style:style>
    <style:style style:name="T25" style:family="text">
      <style:text-properties fo:color="#000080" style:font-name-complex="Arial2"/>
    </style:style>
    <style:style style:name="T26" style:family="text">
      <style:text-properties fo:color="#000080"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fo:color="#004586" style:font-name-complex="Arial2"/>
    </style:style>
    <style:style style:name="T28" style:family="text">
      <style:text-properties style:font-name="Calibri1" fo:font-size="11pt" fo:language="zxx" fo:country="none" style:font-name-asian="Calibri1" style:font-size-asian="11pt" style:font-name-complex="Calibri1" style:font-size-complex="11pt"/>
    </style:style>
    <style:style style:name="T29" style:family="text">
      <style:text-properties fo:language="pt" fo:country="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AMPANHAS SOCIAIS</text:p>
      <text:p text:style-name="P5">POR MIM</text:p>
      <text:p text:style-name="P9">Instituições</text:p>
      <text:p text:style-name="P19">Bolsa Formação</text:p>
      <text:p text:style-name="Standard"><text:span text:style-name="T19">Site</text:span><text:span text:style-name="T1">:</text:span><text:span text:style-name="T27"> </text:span><text:a xlink:type="simple" xlink:href="http://spp.mec.gov.br/cadastro-online/meu-cadastro/">http://spp.mec.gov.br/cadastro-online/meu-cadastro/</text:a><text:span text:style-name="T25"> </text:span></text:p>
      <text:p text:style-name="Standard"><text:span text:style-name="T19">Descrição:</text:span><text:span text:style-name="T1"> Cursos técnicos para estudantes do ensino médio e c</text:span>ursos de formação inicial e continuada ou qualificação profissional para grupos sociais de diferentes perfis.</text:p>
      <text:p text:style-name="P6"/>
      <text:p text:style-name="P6">Jovens Embaixadores: </text:p>
      <text:p text:style-name="Standard"><text:span text:style-name="T18">Site: </text:span><text:span text:style-name="T24"><text:s/></text:span><text:a xlink:type="simple" xlink:href="http://www.jovensembaixadores.org/2013/">http://www.jovensembaixadores.org/2013/</text:a></text:p>
      <text:p text:style-name="Standard"><text:span text:style-name="T18">Descrição: </text:span><text:span text:style-name="T20">P</text:span><text:span text:style-name="T28">rograma da embaixada estadudinense que proporciona a oportnidade para que jovens brasileiros, de escolas públicas, visitem por três semanas os Estados Unidos.</text:span></text:p>
      <text:p text:style-name="P21"/>
      <text:p text:style-name="P21">Ciência Sem Fronteiras:</text:p>
      <text:p text:style-name="P7"><text:span text:style-name="T4">Site:</text:span><text:span text:style-name="T23"> </text:span><text:a xlink:type="simple" xlink:href="http://www.cienciasemfronteiras.gov.br/web/csf"><text:span text:style-name="T26">http://www.cienciasemfronteiras.gov.br/web/csf</text:span></text:a></text:p>
      <text:p text:style-name="Standard"><text:span text:style-name="T18">Descrição: </text:span><text:span text:style-name="T28">Ciência sem Fronteiras é um programa que busca promover a consolidação, expansão e internacionalização da ciência e tecnologia, da inovação e da competitividade brasileira por meio do intercâmbio e da mobilidade internacional. O projeto prevê a utilização de até 101 mil bolsas em quatro anos para promover intercâmbio, de forma que alunos de graduação e pós-graduação.</text:span></text:p>
      <text:p text:style-name="P6"/>
      <text:p text:style-name="P6">Saúde Veste Kimono </text:p>
      <text:p text:style-name="Standard"><text:span text:style-name="T18">Site:</text:span><text:a xlink:type="simple" xlink:href="http://vivario.org.br/educacao-artes-e-esportes/saude-veste-kimono/"><text:span text:style-name="T2">http://vivario.org.br/educacao-artes-e-esportes/saude-veste-kimono/</text:span></text:a></text:p>
      <text:p text:style-name="Standard"><text:span text:style-name="T6">Descrição: </text:span><text:span text:style-name="T10">A escolinha de Jiu-Jitsu é oferecida, desde 2009, a crianças e jovens de 5 a 18 anos que moram na área da Unidade de Saúde Portus, Quitanda e Tom Jobim, em Costa Barros, Zona Norte do Rio. </text:span></text:p>
      <text:p text:style-name="P6"/>
      <text:p text:style-name="P6">Capacitação em Projetos Culturais</text:p>
      <text:p text:style-name="P7"><text:span text:style-name="T21"><text:s/>Site:</text:span><text:span text:style-name="T22"> </text:span><text:a xlink:type="simple" xlink:href="http://www5.fgv.br/fgvonline/minc/inscricoes.asp"><text:span text:style-name="T9">http://www5.fgv.br/fgvonline/minc/inscricoes.asp</text:span></text:a></text:p>
      <text:p text:style-name="Standard"><text:span text:style-name="T8">Descrição: </text:span><text:span text:style-name="T11">O programa é gratuito e seu objetivo é capacitar de forma continuada agentes culturais dos setores público e privado, no intuito de qualificar a demanda no setor cultural.</text:span></text:p>
      <text:p text:style-name="Standard"><text:soft-page-break/></text:p>
      <text:p text:style-name="P6">Aceleração Escolar</text:p>
      <text:p text:style-name="Standard"><text:span text:style-name="T6">Site:</text:span><text:span text:style-name="T7"> </text:span><text:a xlink:type="simple" xlink:href="http://vivario.org.br/educacao-artes-e-esportes/aceleracao-escolar/">http://vivario.org.br/educacao-artes-e-esportes/aceleracao-escolar/</text:a></text:p>
      <text:p text:style-name="Standard"><text:span text:style-name="T6">Descrição: </text:span><text:span text:style-name="T10">O Viva Rio aposta na metodologia da Aceleração Escolar, que oferece aos jovens a possibilidade de recuperar o tempo perdido e concluir os estudos em menos de um ano</text:span><text:span text:style-name="T12">.</text:span></text:p>
      <text:p text:style-name="P22"/>
      <text:p text:style-name="P6">Jovem Aprendiz </text:p>
      <text:p text:style-name="Standard"><text:span text:style-name="T6">Site:</text:span><text:span text:style-name="T2"> </text:span><text:a xlink:type="simple" xlink:href="http://vivario.org.br/educacao-artes-e-esportes/jovem-aprendiz/">http://vivario.org.br/educacao-artes-e-esportes/jovem-aprendiz/</text:a></text:p>
      <text:p text:style-name="Standard"><text:span text:style-name="T6">Descrição: </text:span><text:span text:style-name="T10">O Jovem Aprendiz promove a qualificação profissional e cidadã de jovens em situação de vulnerabilidade socioeconômica, além de incentivar a continuidade dos seus estudos.</text:span></text:p>
      <text:p text:style-name="P6"><text:span text:style-name="T2">Telefone do Coordenador (Alexandre Fernandes): </text:span><text:span text:style-name="T7">(22) 2762-7347</text:span></text:p>
      <text:p text:style-name="P6"><text:span text:style-name="T2">E-mail: </text:span><text:a xlink:type="simple" xlink:href="mailto:alexandre@vivario.org.br">alexandre@vivario.org.br</text:a></text:p>
      <text:p text:style-name="Standard"><text:line-break/><text:span text:style-name="T18">Aceleração Escolar para Agentes Comunitários da Saúde </text:span></text:p>
      <text:p text:style-name="Standard"><text:span text:style-name="T18">Site:</text:span> <text:a xlink:type="simple" xlink:href="http://vivario.org.br/educacao-artes-e-esportes/aceleracao-escolar-para-agentes-comunitarios-de-saude/"><text:span text:style-name="T5">http://vivario.org.br/educacao-artes-e-esportes/aceleracao-escolar-para-agentes-comunitarios-de-saude/</text:span></text:a></text:p>
      <text:p text:style-name="Standard"><text:span text:style-name="T4">Descrição: </text:span><text:span text:style-name="T10">O curso, com foco na Saúde Ambiental, tem duração de um ano e meio e faz parte do programa Estratégia Saúde da Família. </text:span></text:p>
      <text:p text:style-name="P23"/>
      <text:p text:style-name="P24">Polos Olímpicos</text:p>
      <text:p text:style-name="P29"/>
      <text:p text:style-name="P15">Vila Olímpica Professor Manoel José Gomes Tubino- Mato Alto (Jacarepaguá)</text:p>
      <text:p text:style-name="P13"><text:span text:style-name="T18">Endereço:</text:span> Rua Candido Benício, n° 2.973, <text:s/>Mato Alto/ RJ</text:p>
      <text:p text:style-name="P15">Telefone: </text:p>
      <text:p text:style-name="P13"><text:span text:style-name="T18">Atividades:</text:span> Atletismo, Basquete, Futebol, Futsal, Dança, Badminton, Ginástica, Ginástica Olímpica, Ginástica Rítmica, Handebol, Hidroginástica, Jiu Jitsu, Judô, Karatê, Natação, Tênis, Vôlei e Atividades Adaptadas para PPD. </text:p>
      <text:p text:style-name="P13"/>
      <text:p text:style-name="P16">Vila Olímpica Carlos Castilho</text:p>
      <text:p text:style-name="P14"><text:span text:style-name="T18">Endereço:</text:span> Estrada do Itararé, 460, Ramos.</text:p>
      <text:p text:style-name="P14"><text:soft-page-break/><text:span text:style-name="T18">Telefone:</text:span> 2573-2747.</text:p>
      <text:p text:style-name="P14"><text:span text:style-name="T18">Atividades:</text:span> Basquete, Capoeira, Ballet, Futebol, Futsal, Ginástica Rítmica, Handebol, Jiu-Jitsu, Judô, Karatê, Voleibol, Natação, Taekwondo, Tai Chi Chuan, Hidroginástica, Alongamento, Canto, Ginástica Localizada e Aulas de Percussão.</text:p>
      <text:p text:style-name="P14"/>
      <text:p text:style-name="P16">Vila Olímpica da Maré</text:p>
      <text:p text:style-name="P14"><text:span text:style-name="T18">Endereço:</text:span> Rua Tancredo Neves, s/n, Maré <text:s/></text:p>
      <text:p text:style-name="P14"><text:span text:style-name="T18">Telefone:</text:span> 3868-7083 </text:p>
      <text:p text:style-name="P14"><text:span text:style-name="T18">Atividades:</text:span> Alongamento, Atividades adaptadas para PPD, Atletismo, Basquete, Balé, Caminhada, Capoeira, Dança, Futebol, Futsal, Ginástica, Ginástica Olímpica, Handebol, Hidroginástica, Hóquei In-door, Karatê, Natação, Tênis, Vôlei, Coral, Teatro, e Oficinas de violão, Flauta, Percussão, Cinema, Vídeo, Informática, Mecânica, Linguística e Matemática. </text:p>
      <text:p text:style-name="P17"/>
      <text:p text:style-name="P15">Vila Olímpica Jornalista Ary de Carvalho</text:p>
      <text:p text:style-name="P11"><text:span text:style-name="T17">Endereço:</text:span><text:span text:style-name="T16"> Rua Paulino do Sacramento, s/nº, Vila Kennedy</text:span><text:span text:style-name="T13"> </text:span></text:p>
      <text:p text:style-name="P13"><text:span text:style-name="T18">Telefone:</text:span> 2405-5753. </text:p>
      <text:p text:style-name="P11"><text:span text:style-name="T17">Atividades:</text:span><text:span text:style-name="T16"> Alongamento, Basquete, Caminhada, Capoeira, Dança, Futebol, Futsal, Futebol Society, Ginástica, Hidroginástica, Judô, Karatê, Natação, Recreação, Taekwondo e Vôlei.</text:span><text:span text:style-name="T15"> </text:span></text:p>
      <text:p text:style-name="P13"/>
      <text:p text:style-name="P15">Parque das Vizinhaças Dias Gomes</text:p>
      <text:p text:style-name="P13"><text:span text:style-name="T18">Endereço:</text:span> Estrada do Camboatá, s/n, Deodoro </text:p>
      <text:p text:style-name="P11"><text:span text:style-name="T17">Telefone:</text:span><text:span text:style-name="T13"> </text:span><text:span text:style-name="T16">3833-1842. </text:span></text:p>
      <text:p text:style-name="P13"><text:span text:style-name="T18">Atividades: </text:span>Alongamento, Hidroginástica, Ginástica, Futsal, Natação e Vôlei de areia. </text:p>
      <text:p text:style-name="P13"/>
      <text:p text:style-name="P15">Vila Olímpica Clara Nunes</text:p>
      <text:p text:style-name="P12"><text:span text:style-name="T14">Endereço:</text:span><text:span text:style-name="T15"> Pedro Jório, s/nº, Fazenda Botafogo, Acari <text:s/></text:span></text:p>
      <text:p text:style-name="P12"><text:span text:style-name="T14">Telefone:</text:span><text:span text:style-name="T15"> 3014-2353. </text:span></text:p>
      <text:p text:style-name="P13"><text:span text:style-name="T18">Atividades:</text:span> Atletismo, Aerodefense, Basquete, Capoeira, Dança, Futebol, Futsal, Ginástica, Ginástica Rítmica, Handebol, Hidroginástica, Judô, Natação e Vôlei. </text:p>
      <text:p text:style-name="P13"/>
      <text:p text:style-name="P15">Vila Olímpica Mestre Andre</text:p>
      <text:p text:style-name="P13"><text:span text:style-name="T18">Endereço: </text:span>Ruas Marechal Falcão, s/nº, Padre Miguel <text:s/></text:p>
      <text:p text:style-name="P13"><text:span text:style-name="T18">Telefone:</text:span> 3291-1303 </text:p>
      <text:p text:style-name="P13"><text:soft-page-break/><text:span text:style-name="T18">Atividades:</text:span> Atletismo, Basquete, Capoeira, Dança Futebol, Futsal, Ginástica Handebol, Hidroginástica, Judô, Jiu Jitsu, Natação e Vôlei. </text:p>
      <text:p text:style-name="P13"/>
      <text:p text:style-name="P15">Vila Olímpica Oscar Schimdt </text:p>
      <text:p text:style-name="P13"><text:span text:style-name="T18">Endereço: </text:span>Rua do Matadouro, s/nº, Santa Cruz </text:p>
      <text:p text:style-name="P12"><text:span text:style-name="T14">Telefone: </text:span><text:span text:style-name="T15">3111-6306 </text:span></text:p>
      <text:p text:style-name="P13"><text:span text:style-name="T18">Atividades:</text:span> Alongamento, Atletismo, Basquete, Dança, Futsal, Futebol Society Ginástica, Ginástica Rítmica, Handebol, Hidroginástica, Judô, Karatê, Natação, Jiu Jitsu, Caminhada e Tênis. </text:p>
      <text:p text:style-name="P13"/>
      <text:p text:style-name="P15">Vila Olímpica da Gamboa</text:p>
      <text:p text:style-name="P13"><text:span text:style-name="T18">Endereço:</text:span> Rua União, s/nº, Gamboa </text:p>
      <text:p text:style-name="P12"><text:span text:style-name="T14">Telefone: </text:span><text:span text:style-name="T15">2253-2398</text:span></text:p>
      <text:p text:style-name="P13"><text:span text:style-name="T18">Atividades:</text:span> Alongamento, Atletismo, Basquete, Caminhada, Dança, Futebol, Futsal, Ginástica, Ginástica Artística, Handebol, Hidroginástica, Judô, Natação, Taekwondo e Vôlei. </text:p>
      <text:p text:style-name="P13"/>
      <text:p text:style-name="P5">PELOS OUTROS</text:p>
      <text:p text:style-name="P4">Clínica de Reabilitação:</text:p>
      <text:p text:style-name="P2"><text:s/><text:span text:style-name="T18">Abbr Associação Brasileira Reabilitação - Jardim Botânico</text:span></text:p>
      <text:p text:style-name="P2"><text:span text:style-name="T18">Endereço:</text:span> R. Jardim Botânico, 660 <text:s/>Lagoa, Rio de Janeiro/ RJ</text:p>
      <text:p text:style-name="P2"><text:span text:style-name="T18">Telefone:</text:span> (21) 2294-6642</text:p>
      <text:p text:style-name="P2"/>
      <text:p text:style-name="P4">Ação Cristã Vicente Moretti - Bangu</text:p>
      <text:p text:style-name="P2"><text:span text:style-name="T18">Endereço: </text:span>R. Maravilha, 308 Bangu, Rio de Janeiro/ RJ</text:p>
      <text:p text:style-name="P2"><text:span text:style-name="T18">Telefone: </text:span>(21) 2401-9533</text:p>
      <text:p text:style-name="P2"/>
      <text:p text:style-name="P4">Action Laser - Flamengo</text:p>
      <text:p text:style-name="P2"><text:span text:style-name="T18">Endereço:</text:span> Tv. Flamengo, 66 Flamengo, Rio de Janeiro - RJ</text:p>
      <text:p text:style-name="P2"><text:span text:style-name="T18">Telefone: </text:span><text:s/>(21) 2558-1609</text:p>
      <text:p text:style-name="P2"/>
      <text:p text:style-name="P2"/>
      <text:p text:style-name="P4"><text:soft-page-break/>Clínica de Reabilitação e Pesquisa São José - Madureira</text:p>
      <text:p text:style-name="P2"><text:span text:style-name="T18">Endereço: </text:span>Av Min Edgard Romero, 566<text:tab/>Madureira, Rio de Janeiro - RJ</text:p>
      <text:p text:style-name="P2"><text:span text:style-name="T18"><text:s/>Telefone: </text:span>(21) 3351-5844</text:p>
      <text:p text:style-name="P2"/>
      <text:p text:style-name="P4">Clínica de Reabilitação Fisioterápica do Andaraí Vieira &amp; Correia - Andaraí</text:p>
      <text:p text:style-name="P2"><text:span text:style-name="T18">Endereço:</text:span> R. Br. de São Francisco, 10 <text:s/>Andaraí, Rio de Janeiro - RJ</text:p>
      <text:p text:style-name="P2"><text:span text:style-name="T18"><text:s/>Telefone: </text:span>(21) 2208-5008</text:p>
      <text:p text:style-name="P2"/>
      <text:p text:style-name="P4">Clínica de Reabilitação Oral J Reifman - Ipanema</text:p>
      <text:p text:style-name="P2"><text:span text:style-name="T18">Endereço:</text:span> R. Visc Pirajá, 430 gr 1101 <text:s/>Ipanema, Rio de Janeiro - RJ</text:p>
      <text:p text:style-name="P2"><text:span text:style-name="T18"><text:s/>Telefone: </text:span>(21) 2236-0787</text:p>
      <text:p text:style-name="P2"/>
      <text:p text:style-name="P4">Clínica Ibmr Mente e Corpo - Botafogo</text:p>
      <text:p text:style-name="P2"><text:span text:style-name="T18">Endereço: </text:span>R. Sorocaba, 158 Botafogo, Rio de Janeiro - RJ</text:p>
      <text:p text:style-name="P2"><text:span text:style-name="T18"><text:s/>Telefone:</text:span> (21) 3239-1414</text:p>
      <text:p text:style-name="P2"/>
      <text:p text:style-name="P4">Clínica Dr Noleto - Barra da Tijuca</text:p>
      <text:p text:style-name="P2"><text:span text:style-name="T18">Endereço: </text:span>Av. das Américas, 4801 <text:s/>Barra da Tijuca, Rio de Janeiro - RJ</text:p>
      <text:p text:style-name="P2"><text:span text:style-name="T18">Telefone: </text:span>(21) 2431-1000</text:p>
      <text:p text:style-name="P2"/>
      <text:p text:style-name="P4">Criar- Centro</text:p>
      <text:p text:style-name="P2"><text:span text:style-name="T18">Endereço:</text:span> Av. Pres. Vargas, 446<text:tab/> <text:s/>Centro, Rio de Janeiro - RJ</text:p>
      <text:p text:style-name="P2"><text:span text:style-name="T18">Telefone: </text:span><text:s/>(21) 2233-9055</text:p>
      <text:p text:style-name="P2"/>
      <text:p text:style-name="P4">Fleming Clínicas Integradas - Copacabana</text:p>
      <text:p text:style-name="P2"><text:span text:style-name="T18">Endereço:</text:span> Av. Ns. de Copacabana, 897<text:tab/>Copacabana, Rio de Janeiro - RJ</text:p>
      <text:p text:style-name="P2"><text:span text:style-name="T18">Telefone: </text:span>(21) 2549-4197</text:p>
      <text:p text:style-name="P2"><text:soft-page-break/></text:p>
      <text:p text:style-name="P4">Habilitarem - Lagoa</text:p>
      <text:p text:style-name="P2"><text:span text:style-name="T18">Endereço:</text:span> Rua Fonte Saudade, 277 A Lagoa, Rio de Janeiro - RJ</text:p>
      <text:p text:style-name="P2"><text:span text:style-name="T18">Telefone: </text:span>(21) 2527-0604</text:p>
      <text:p text:style-name="P2"/>
      <text:p text:style-name="P4">Interdomi Soluções Alternativas- Centro</text:p>
      <text:p text:style-name="P2"><text:span text:style-name="T18">Endereço:</text:span> Av. Rio Branco, 177<text:tab/>Centro, Rio de Janeiro - RJ</text:p>
      <text:p text:style-name="P2"><text:span text:style-name="T18">Telefone:</text:span> (21) 2210-1515</text:p>
      <text:p text:style-name="P2"/>
      <text:p text:style-name="P4">Instituto Ana Freud - Laranjeiras</text:p>
      <text:p text:style-name="P2"><text:span text:style-name="T18">Endereço:</text:span> R. Cardoso Júnior, 95 <text:s/>Laranjeiras, Rio de Janeiro - RJ</text:p>
      <text:p text:style-name="P2"><text:span text:style-name="T18">Telefone: </text:span>(21) 2205-1594</text:p>
      <text:p text:style-name="P2"/>
      <text:p text:style-name="P4">Orfanato:</text:p>
      <text:p text:style-name="P28"><text:span text:style-name="T29">Associação Civil de Caridade do Orfanato Arco-Íris - Campo Grande</text:span></text:p>
      <text:p text:style-name="P2"><text:span text:style-name="T18">Endereço:</text:span> R. João Gualberto Braga, 299 <text:s/>Campo Grande, Rio de Janeiro - RJ</text:p>
      <text:p text:style-name="P2"><text:span text:style-name="T18">Telefone: </text:span>(21) 3402-8522</text:p>
      <text:p text:style-name="P2"/>
      <text:p text:style-name="P4">Orfanato Casa Lúcia - Lins de Vasconcelos</text:p>
      <text:p text:style-name="P2"><text:span text:style-name="T18">Endereço:</text:span> R. Carolina Santos, 47 <text:s/>Lins de Vasconcelos, Rio de Janeiro - RJ</text:p>
      <text:p text:style-name="P2"><text:span text:style-name="T18">Telefone:</text:span> (21) 2269-0947</text:p>
      <text:p text:style-name="P2"/>
      <text:p text:style-name="P4">Orfanato Santa Rita de Cássia - Praça Seca</text:p>
      <text:p text:style-name="P2"><text:span text:style-name="T18">Endereço: </text:span>Rua Florianópolis, 1305 <text:s text:c="2"/>Praça Seca, Rio de Janeiro - RJ</text:p>
      <text:p text:style-name="P2"><text:span text:style-name="T18">Telefone:</text:span> (21) 3392-4292</text:p>
      <text:p text:style-name="P2"/>
      <text:p text:style-name="P4">Retiro Humboldt- Cidade de Deus</text:p>
      <text:p text:style-name="P4"><text:soft-page-break/>Endereço: Rua Edgard Werneck, 204 <text:s/>Cidade de Deus, Rio de Janeiro - RJ</text:p>
      <text:p text:style-name="P2"><text:span text:style-name="T18">Telefone:</text:span> (21) 3392-4730</text:p>
      <text:p text:style-name="P2"/>
      <text:p text:style-name="P4">Educandario Nossa Senhora Dores- Olaria</text:p>
      <text:p text:style-name="P2"><text:span text:style-name="T18">Endereço: </text:span>Rua Paranapanema 769, Olaria, Rio de Janeiro - RJ</text:p>
      <text:p text:style-name="P2"><text:span text:style-name="T18">Telefone: </text:span>(21) 2560-5351</text:p>
      <text:p text:style-name="P2"/>
      <text:p text:style-name="P4">Casa da Crianca Dr Bezerra de Menezes- Andaraí</text:p>
      <text:p text:style-name="P2"><text:span text:style-name="T18">Endereço: </text:span>Rua Almirante João Cândido Brasil 231, Andaraí, Rio de Janeiro - RJ</text:p>
      <text:p text:style-name="P2"><text:span text:style-name="T18">Telefone:</text:span> (21) 2575-4326</text:p>
      <text:p text:style-name="P2"/>
      <text:p text:style-name="P4">Lar Pedro Richard- Campinho</text:p>
      <text:p text:style-name="P2"><text:span text:style-name="T18">Endereço:</text:span>Travessa Pinto Teles 243, Campinho, Rio de Janeiro - RJ</text:p>
      <text:p text:style-name="P2"><text:span text:style-name="T18">Telefone:</text:span> (21) 2450-1262</text:p>
      <text:p text:style-name="P2"/>
      <text:p text:style-name="P4">Residência São Tiago Apóstolo- Tijuca</text:p>
      <text:p text:style-name="P2"><text:span text:style-name="T18">Endereço: </text:span>Rua Conde de Bonfim 1098 Ax 1110, Tijuca, Rio de Janeiro - RJ</text:p>
      <text:p text:style-name="P2"><text:span text:style-name="T18">Telefone:</text:span> (21) 3238-9700</text:p>
      <text:p text:style-name="P2"/>
      <text:p text:style-name="P4">Abrigo Nazareno- Campo Grande</text:p>
      <text:p text:style-name="P2"><text:span text:style-name="T18">Endereço: </text:span>Rua Pontes Leme 480, <text:s/>Campo Grande, Rio de Janeiro - RJ</text:p>
      <text:p text:style-name="P2"><text:span text:style-name="T18">Telefone:</text:span> (21) 3394-5607</text:p>
      <text:p text:style-name="P2"/>
      <text:p text:style-name="P4">Instituto Metodista Ana Gonzaga</text:p>
      <text:p text:style-name="P2"><text:span text:style-name="T18">Endereço: </text:span>Avenida Cesario de Melo 6851, Campo Grande, Rio de Janeiro - RJ</text:p>
      <text:p text:style-name="P2"><text:span text:style-name="T18">Telefone: </text:span>(21) 2415-0502</text:p>
      <text:p text:style-name="P2"/>
      <text:p text:style-name="P4"><text:soft-page-break/>Recanto da Felicidade na Ilha- PItangueiras</text:p>
      <text:p text:style-name="P2"><text:span text:style-name="T18">Endereço:</text:span> Rua do Monjolo 290, Pitangueiras, Rio de Janeiro - RJ</text:p>
      <text:p text:style-name="P2"><text:span text:style-name="T18">Telefone: </text:span><text:s/>(21) 2467-2598</text:p>
      <text:p text:style-name="P2"/>
      <text:p text:style-name="P4">Asilo:</text:p>
      <text:p text:style-name="P4">Sociedade Recreio dos Anciãos Para Asilo da Velhice Desamparada - Tijuca</text:p>
      <text:p text:style-name="P2"><text:span text:style-name="T18">Endereço: </text:span>R. Cd. de Bonfim, 1098 <text:s/>Tijuca, Rio de Janeiro - RJ</text:p>
      <text:p text:style-name="P2"><text:span text:style-name="T18">Telefone: </text:span>(21) 2238-6473</text:p>
      <text:p text:style-name="P2"/>
      <text:p text:style-name="P4">Asilo e Casa de Repouso Feliz Viver - Andaraí</text:p>
      <text:p text:style-name="P2"><text:span text:style-name="T18">Endereço: </text:span>R. Pereira Nunes, 181 <text:s/>Andaraí, Rio de Janeiro - RJ</text:p>
      <text:p text:style-name="P2"><text:span text:style-name="T18">Telefone: </text:span>(21) 2268-9081</text:p>
      <text:p text:style-name="P2"/>
      <text:p text:style-name="P4">Patronato de Menores e Asilo Infantil Nossa Senhora de Pompéia - Cachambi</text:p>
      <text:p text:style-name="P2"><text:span text:style-name="T18">Endereço: </text:span>R. Cirne Maia, 109 <text:s/>Cachambi, Rio de Janeiro - RJ</text:p>
      <text:p text:style-name="P2"><text:span text:style-name="T18">Telefone:</text:span> <text:s/>(21) 2593-9298</text:p>
      <text:p text:style-name="P2"/>
      <text:p text:style-name="P4">Asilo da Legião do Bem - Méier</text:p>
      <text:p text:style-name="P2"><text:span text:style-name="T18">Endereço:</text:span> R Oldegard Sapucaia, 13 <text:s/>Méier, Rio de Janeiro - RJ</text:p>
      <text:p text:style-name="P2"><text:span text:style-name="T18">Telefone: </text:span>(21) 2593-3746</text:p>
      <text:p text:style-name="P2"/>
      <text:p text:style-name="P4">Asilo Thereza Christina - Riachuelo</text:p>
      <text:p text:style-name="P2"><text:span text:style-name="T18">Endereço:</text:span> R. Magalhães Castro, 201 <text:s/>Riachuelo, Rio de Janeiro - RJ</text:p>
      <text:p text:style-name="P2"><text:span text:style-name="T18">Telefone:</text:span> (21) 2261-0020</text:p>
      <text:p text:style-name="P2"/>
      <text:p text:style-name="P4">Asilo Recanto da Velhice- Cosmos</text:p>
      <text:p text:style-name="P2"><text:span text:style-name="T18">Endereço:</text:span>Travessa Sebastião 60, <text:s/>Cosmos, Rio de Janeiro - RJ</text:p>
      <text:p text:style-name="P2"><text:soft-page-break/><text:span text:style-name="T18">Telefone: </text:span>(21) 3395-1921</text:p>
      <text:p text:style-name="P2"/>
      <text:p text:style-name="P4">Casa Maternal Mello Mattos - Jardim Botânico</text:p>
      <text:p text:style-name="P2"><text:span text:style-name="T18">Endereço: </text:span>R. Faro, 80 <text:s/>Jardim Botânico, Rio de Janeiro - RJ</text:p>
      <text:p text:style-name="P2"><text:span text:style-name="T18">Telefone: </text:span>(21) 2512-1266</text:p>
      <text:p text:style-name="P2"/>
      <text:p text:style-name="P4">Recanto do Idoso Maria da Conceição - Campo Grande</text:p>
      <text:p text:style-name="P2"><text:span text:style-name="T18">Endereço: </text:span>Estr. dos Caboclos, 14 Campo Grande, Rio de Janeiro - RJ</text:p>
      <text:p text:style-name="P2"><text:span text:style-name="T18">Telefone: </text:span>(21) 2415-5709</text:p>
      <text:p text:style-name="P2"/>
      <text:p text:style-name="P4">Abrigo Alma - Praia da Bandeira</text:p>
      <text:p text:style-name="P2"><text:span text:style-name="T18">Endereço: </text:span>Pr da Bandeira, 475 <text:s/>Praia da Bandeira, Rio de Janeiro - RJ</text:p>
      <text:p text:style-name="P2"><text:span text:style-name="T18">Telefone:</text:span> (21) 3366-3828</text:p>
      <text:p text:style-name="P2"/>
      <text:p text:style-name="P2"><text:span text:style-name="T18">Vida e Cia Geriatria - Jacarepaguá</text:span></text:p>
      <text:p text:style-name="P2"><text:span text:style-name="T18">Endereço: </text:span>Estr. Rio Pequeno, 121 Jacarepaguá, Rio de Janeiro - RJ</text:p>
      <text:p text:style-name="P2"><text:span text:style-name="T18">Telefone:</text:span> (21) 3154-7570</text:p>
      <text:p text:style-name="P2"/>
      <text:p text:style-name="P4">Abrigo Tereza de Jesus - Maracanã</text:p>
      <text:p text:style-name="P2"><text:span text:style-name="T18">Endereço:</text:span> R. Ibituruna, 53 Maracanã, Rio de Janeiro - RJ</text:p>
      <text:p text:style-name="P2"><text:span text:style-name="T18">Telefone:</text:span> (21) 2569-0387</text:p>
      <text:p text:style-name="P2"/>
      <text:p text:style-name="P4">Beneficiência Portuguesa - Praça Seca</text:p>
      <text:p text:style-name="P2"><text:span text:style-name="T18">Endereço:</text:span> R. Florianópolis, 908 <text:s/>Praça Seca, Rio de Janeiro - RJ</text:p>
      <text:p text:style-name="P2"><text:span text:style-name="T18">Telefone: </text:span>(21) 2454-6020</text:p>
      <text:p text:style-name="P2"/>
      <text:p text:style-name="P4">Casa Geriátrica São Mateus - Guadalupe</text:p>
      <text:p text:style-name="P2"><text:soft-page-break/><text:span text:style-name="T18">Endereço: </text:span>R. Fernando Lobo, 879 Guadalupe, Rio de Janeiro - RJ</text:p>
      <text:p text:style-name="P2"><text:span text:style-name="T18">Telefone:</text:span> (21) 2450-2290</text:p>
      <text:p text:style-name="P2"/>
      <text:p text:style-name="P4">Fraternidade de Nossa Senhora da Paz da Ordem Fran - Piedade</text:p>
      <text:p text:style-name="P2"><text:span text:style-name="T18">Endereço:</text:span> R. Divino Salvador, 75 Piedade, Rio de Janeiro - RJ</text:p>
      <text:p text:style-name="P2"><text:span text:style-name="T18">Telefone:</text:span> (21) 2247-9378</text:p>
      <text:p text:style-name="P2"/>
      <text:p text:style-name="P4">Otero Bastos Residencial Para Idosos - Grajaú</text:p>
      <text:p text:style-name="P2"><text:span text:style-name="T18">Endereço:</text:span> R.Canavieiras, 422 Grajaú, Rio de Janeiro - RJ</text:p>
      <text:p text:style-name="P2"><text:span text:style-name="T18">Telefone:</text:span>(21) 2576-8269</text:p>
      <text:p text:style-name="P2"><text:s/></text:p>
      <text:p text:style-name="P25"/>
      <text:p text:style-name="P1"><text:span text:style-name="T18"><text:s/>PARA FAZER PARTE DOS PROJETOS SOCIAIS ABAIXO, DEVE-SE REALIZAR CADASTRO NESTE SITE </text:span><text:s/><text:a xlink:type="simple" xlink:href="http://vivario.org.br/trabalhe-conosco/"><text:span text:style-name="T2">http://vivario.org.br/trabalhe-conosco/</text:span></text:a></text:p>
      <text:p text:style-name="P3"/>
      <text:p text:style-name="P6">Espaço Criança Esperança </text:p>
      <text:p text:style-name="Standard"><text:span text:style-name="T18">Site: </text:span><text:s/><text:a xlink:type="simple" xlink:href="http://vivario.org.br/educacao-artes-e-esportes/espaco-crianca-esperanca/"><text:span text:style-name="T2">http://vivario.org.br/educacao-artes-e-esportes/espaco-crianca-esperanca/</text:span></text:a> ou <text:a xlink:type="simple" xlink:href="http://criancaesperanca.globo.com/platb/ecerj">http://criancaesperanca.globo.com/platb/ecerj</text:a></text:p>
      <text:p text:style-name="P6">Descrição:</text:p>
      <text:p text:style-name="Standard"/>
      <text:p text:style-name="P6">Jardineiros do Bairro</text:p>
      <text:p text:style-name="Standard"><text:span text:style-name="T18">Site:</text:span> <text:a xlink:type="simple" xlink:href="http://vivario.org.br/educacao-artes-e-esportes/jardineiros-do-bairro/"><text:span text:style-name="T2">http://vivario.org.br/educacao-artes-e-esportes/jardineiros-do-bairro/</text:span></text:a></text:p>
      <text:p text:style-name="P6">Descrição: </text:p>
      <text:p text:style-name="Standard"/>
      <text:p text:style-name="P6">Melhor Amigo</text:p>
      <text:p text:style-name="Standard"><text:span text:style-name="T18">Site:</text:span> <text:a xlink:type="simple" xlink:href="http://vivario.org.br/educacao-artes-e-esportes/328-2/"><text:span text:style-name="T2">ttp://vivario.org.br/educacao-artes-e-esportes/328-2/</text:span></text:a></text:p>
      <text:p text:style-name="P6">Descrição:</text:p>
      <text:p text:style-name="Standard"><text:a xlink:type="simple" xlink:href="http://vivario.org.br/educacao-artes-e-esportes/328-2/"><text:span text:style-name="T2"/></text:a></text:p>
      <text:p text:style-name="P6"><text:soft-page-break/><text:span text:style-name="T2">Estratégia Saúde da Família</text:span></text:p>
      <text:p text:style-name="Standard"><text:span text:style-name="T6">Site:</text:span><text:span text:style-name="T2"> </text:span><text:a xlink:type="simple" xlink:href="http://vivario.org.br/saude/estrategia-saude-da-familia/">http://vivario.org.br/saude/estrategia-saude-da-familia/</text:a></text:p>
      <text:p text:style-name="P6"><text:span text:style-name="T2">Descrição:</text:span></text:p>
      <text:p text:style-name="P6"/>
      <text:p text:style-name="Standard"/>
      <text:p text:style-name="P5">PELO MUNDO</text:p>
      <text:p text:style-name="P6">Greenpace</text:p>
      <text:p text:style-name="Standard"><text:span text:style-name="T18">Site:</text:span> <text:a xlink:type="simple" xlink:href="http://www.greenpeace.org/brasil/pt/Participe/Voluntario/"><text:span text:style-name="T2">http://www.greenpeace.org/brasil/pt/Participe/Voluntario/</text:span></text:a></text:p>
      <text:p text:style-name="Standard"><text:a xlink:type="simple" xlink:href="https://junte-se-ao-greenpeace.org.br/?ref=menu_direito_20121218"><text:span text:style-name="T2">https://junte-se-ao-greenpeace.org.br/?ref=menu_direito_20121218</text:span></text:a></text:p>
      <text:p text:style-name="P8">Descrição: <text:span text:style-name="T20">Ajude e/ou</text:span> <text:span text:style-name="T20">seja voluntário do Greenpeace.</text:span></text:p>
      <text:p text:style-name="P10"/>
      <text:p text:style-name="P6">WWF</text:p>
      <text:p text:style-name="P10"><text:span text:style-name="T18">Site:</text:span> <text:a xlink:type="simple" xlink:href="http://www.wwf.org.br/participe/seja_um_afiliado/"><text:span text:style-name="T2">http://www.wwf.org.br/participe/seja_um_afiliado/</text:span></text:a></text:p>
      <text:p text:style-name="P10"><text:a xlink:type="simple" xlink:href="http://www.wwf.org.br/participe/acao/"><text:span text:style-name="T2">http://www.wwf.org.br/participe/acao/</text:span></text:a></text:p>
      <text:p text:style-name="P10"><text:span text:style-name="T18">Descrição:</text:span> Seja afiliado e/ou voluntário da WWF.</text:p>
      <text:p text:style-name="Standard"/>
      <text:p text:style-name="P6">Pegada Ecológica</text:p>
      <text:p text:style-name="Standard"><text:span text:style-name="T18">Site:</text:span><text:a xlink:type="simple" xlink:href="http://www.wwf.org.br/natureza_brasileira/especiais/pegada_ecologica/sua_pegada/reduza_sua_pegada/">http://www.wwf.org.br/natureza_brasileira/especiais/pegada_ecologica/sua_pegada/reduza_sua_pegada/</text:a></text:p>
      <text:p text:style-name="P6">Descrição: </text:p>
      <text:p text:style-name="Standard"/>
      <text:p text:style-name="P6"/>
      <text:p text:style-name="P6">Hora do Planeta</text:p>
      <text:p text:style-name="Standard"><text:span text:style-name="T18">Site:</text:span> <text:a xlink:type="simple" xlink:href="http://www.wwf.org.br/participe/horadoplaneta/"><text:span text:style-name="T2">http://www.wwf.org.br/participe/horadoplaneta/</text:span></text:a></text:p>
      <text:p text:style-name="P6">Descrição:</text:p>
      <text:p text:style-name="Standard"/>
      <text:p text:style-name="P6"><text:bookmark text:name="_GoBack"/>Liga das Florestas</text:p>
      <text:p text:style-name="Standard"><text:span text:style-name="T18">Site:</text:span> <text:a xlink:type="simple" xlink:href="http://www.ligadasflorestas.org.br/"><text:span text:style-name="T2">http://www.ligadasflorestas.org.br/</text:span></text:a></text:p>
      <text:p text:style-name="P6"><text:soft-page-break/>Descrição: </text:p>
      <text:p text:style-name="Standard"/>
      <text:p text:style-name="P6">Vale Verde</text:p>
      <text:p text:style-name="Standard"><text:span text:style-name="T18">Site:</text:span> <text:a xlink:type="simple" xlink:href="http://www.valeverde.org.br/sys/index.php?option=com_contact&amp;view=contact&amp;id=1&amp;Itemid=127"><text:span text:style-name="T2">http://www.valeverde.org.br/sys/index.php?option=com_contact&amp;view=contact&amp;id=1&amp;Itemid=127</text:span></text:a></text:p>
      <text:p text:style-name="Standard"><text:span text:style-name="T18">Descrição:</text:span> Associe-se ao Vale Verde.</text:p>
      <text:p text:style-name="Standard"/>
      <text:p text:style-name="P6">Recicloteca</text:p>
      <text:p text:style-name="Standard"><text:span text:style-name="T18">Site:</text:span> <text:a xlink:type="simple" xlink:href="http://www.recicloteca.org.br/QuemRecebe.asp"><text:span text:style-name="T2">http://www.recicloteca.org.br/QuemRecebe.asp</text:span></text:a></text:p>
      <text:p text:style-name="Standard"><text:a xlink:type="simple" xlink:href="http://www.recicloteca.org.br/def.ault.asp?Editoria=1&amp;SubEditoria=80"><text:span text:style-name="T2">http://www.recicloteca.org.br/def.ault.asp?Editoria=1&amp;SubEditoria=80</text:span></text:a></text:p>
      <text:p text:style-name="Standard"><text:a xlink:type="simple" xlink:href="http://www.recicloteca.org.br/cursos.asp"><text:span text:style-name="T2">http://www.recicloteca.org.br/cursos.asp</text:span></text:a></text:p>
      <text:p text:style-name="P6">Descrição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Verdana, sans-serif"/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e</meta:initial-creator>
    <meta:editing-cycles>22</meta:editing-cycles>
    <meta:creation-date>2013-03-25T22:11:00</meta:creation-date>
    <dc:date>2013-04-11T15:01:38.71</dc:date>
    <meta:editing-duration>PT2H10M</meta:editing-duration>
    <meta:generator>OpenOffice.org/3.4.1$Win32 OpenOffice.org_project/341m1$Build-9593</meta:generator>
    <meta:document-statistic meta:table-count="0" meta:image-count="0" meta:object-count="0" meta:page-count="12" meta:paragraph-count="227" meta:word-count="1540" meta:character-count="11682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